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BDD0000049B0966874C2325AC37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29.935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254cm, 40.717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641cm" svg:height="7.604cm" svg:x="4.809cm" svg:y="-0.004cm">
          <draw:image xlink:href="Pictures/1000000000000BDD0000049B0966874C2325AC37.jpg" xlink:type="simple" xlink:show="embed" xlink:actuate="onLoad">
            <text:p/>
          </draw:image>
        </draw:frame>
        <draw:frame draw:style-name="gr2" draw:text-style-name="P1" draw:layer="layout" svg:width="4.698cm" svg:height="7.511cm" svg:x="0.06cm" svg:y="0.089cm">
          <draw:image xlink:href="Pictures/1000000000000BDD0000049B0966874C2325AC37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5cm" fo:page-height="7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9T22:56:44.042122549</meta:creation-date>
    <dc:date>2020-12-09T23:01:35.827173932</dc:date>
    <meta:editing-duration>PT4M52S</meta:editing-duration>
    <meta:editing-cycles>1</meta:editing-cycles>
    <meta:document-statistic meta:object-count="2"/>
    <meta:generator>LibreOffice/6.0.7.3$Linux_X86_64 LibreOffice_project/00m0$Build-3</meta:generator>
  </office:meta>
</office:document-meta>
</file>